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f58e" officeooo:paragraph-rsid="0004f58e"/>
    </style:style>
    <style:style style:name="P2" style:family="paragraph" style:parent-style-name="Standard">
      <style:text-properties officeooo:rsid="0004f58e" officeooo:paragraph-rsid="00077ec3"/>
    </style:style>
    <style:style style:name="P3" style:family="paragraph" style:parent-style-name="Standard">
      <style:text-properties officeooo:paragraph-rsid="0004f58e"/>
    </style:style>
    <style:style style:name="P4" style:family="paragraph" style:parent-style-name="Standard">
      <style:text-properties officeooo:rsid="000922f4" officeooo:paragraph-rsid="000922f4"/>
    </style:style>
    <style:style style:name="T1" style:family="text">
      <style:text-properties officeooo:rsid="0004f58e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4f58e"/>
    </style:style>
    <style:style style:name="T4" style:family="text">
      <style:text-properties officeooo:rsid="0005cff6"/>
    </style:style>
    <style:style style:name="T5" style:family="text">
      <style:text-properties officeooo:rsid="00070ae2"/>
    </style:style>
    <style:style style:name="T6" style:family="text">
      <style:text-properties officeooo:rsid="00077ec3"/>
    </style:style>
    <style:style style:name="T7" style:family="text">
      <style:text-properties officeooo:rsid="000acc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elagem do Banco de dados:</text:p>
      <text:p text:style-name="P1"/>
      <text:p text:style-name="P1"/>
      <text:p text:style-name="P1"/>
      <text:p text:style-name="P1">person ENTITY </text:p>
      <text:p text:style-name="P1"/>
      <text:p text:style-name="P1">id, name, <text:span text:style-name="T5">account_id, </text:span>date-<text:span text:style-name="T4">b</text:span>irth, cpf, phone_<text:span text:style-name="T4">n</text:span>umber, <text:span text:style-name="T4">password</text:span></text:p>
      <text:p text:style-name="P1"/>
      <text:p text:style-name="P1"/>
      <text:p text:style-name="P1">account ENTITY:</text:p>
      <text:p text:style-name="P1"/>
      <text:p text:style-name="P2">id, <text:span text:style-name="T6">person_id </text:span><text:span text:style-name="T4">number_account, </text:span><text:span text:style-name="T6">PIXkeys,</text:span><text:span text:style-name="T4"> dateTime_create, balance, <text:s/>negative_balance</text:span></text:p>
      <text:p text:style-name="P1"/>
      <text:p text:style-name="P1">transaction ENTITY:</text:p>
      <text:p text:style-name="P1"/>
      <text:p text:style-name="P3"><text:span text:style-name="T1">id, dateTime, </text:span><text:span text:style-name="T4">account_received_id</text:span><text:span text:style-name="T1">, </text:span><text:span text:style-name="T4">account_send_id</text:span><text:span text:style-name="T1"> PIXkey, value, type(Deposit ou <text:s/></text:span><text:span text:style-name="T2">withdrawal</text:span><text:span text:style-name="T3">)</text:span></text:p>
      <text:p text:style-name="P1"/>
      <text:p text:style-name="P4">history_trasation:</text:p>
      <text:p text:style-name="P4"/>
      <text:p text:style-name="P4">id, dateTime, transaction_id, <text:span text:style-name="T7">account_id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6T15:52:00.544751263</meta:creation-date>
    <dc:date>2026-01-06T17:14:59.363199547</dc:date>
    <meta:editing-duration>PT32M17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9" meta:word-count="39" meta:character-count="371" meta:non-whitespace-character-count="338"/>
  </office:meta>
</office:document-meta>
</file>